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1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6"/>
        <table:table-column table:style-name="co19" table:default-cell-style-name="ce26"/>
        <table:table-column table:style-name="co20" table:default-cell-style-name="ce31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9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53">
            <text:p>5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5">
            <text:p>7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96">
            <text:p>9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3">
            <text:p>12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39">
            <text:p>1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6">
            <text:p>1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55">
            <text:p>1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2">
            <text:p>19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7">
            <text:p>1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00">
            <text:p>2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49">
            <text:p>24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59">
            <text:p>25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81">
            <text:p>28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401">
            <text:p>401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26">
            <text:p>5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6">
            <text:p>53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85">
            <text:p>58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639">
            <text:p>63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0">
            <text:p>73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856">
            <text:p>85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00">
            <text:p>1.1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41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42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43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44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Xerox emitidos no mês</text:p>
          </table:table-cell>
          <table:table-cell table:style-name="ce32" table:formula="of:=[.C145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MARCIA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Xerox emitidos no mês</text:p>
          </table:table-cell>
          <table:table-cell table:style-name="ce32" table:formula="of:=[.C146]*0.3" office:value-type="float" office:value="0.9">
            <text:p>0,9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COML-S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0" table:formula="of:=[.C147]*0.3" office:value-type="float" office:value="1.8">
            <text:p>1,8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PS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0" table:formula="of:=[.C148]*0.3" office:value-type="float" office:value="2.1">
            <text:p>2,1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EEL-DANCE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0" table:formula="of:=[.C149]*0.3" office:value-type="float" office:value="2.7">
            <text:p>2,7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1">
            <text:p>11</text:p>
          </table:table-cell>
          <table:table-cell table:style-name="ce28" office:value-type="string">
            <text:p>Xerox emitidos no mês</text:p>
          </table:table-cell>
          <table:table-cell table:style-name="ce32" table:formula="of:=[.C150]*0.3" office:value-type="float" office:value="3.3">
            <text:p>3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0" table:formula="of:=[.C151]*0.3" office:value-type="float" office:value="3.3">
            <text:p>3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Xerox emitidos no mês</text:p>
          </table:table-cell>
          <table:table-cell table:style-name="ce30" table:formula="of:=[.C152]*0.3" office:value-type="float" office:value="3.6">
            <text:p>3,6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Xerox emitidos no mês</text:p>
          </table:table-cell>
          <table:table-cell table:style-name="ce30" table:formula="of:=[.C153]*0.3" office:value-type="float" office:value="3.6">
            <text:p>3,6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MADEIREIRA-MIL</text:p>
          </table:table-cell>
          <table:table-cell table:style-name="ce25" office:value-type="float" office:value="17">
            <text:p>17</text:p>
          </table:table-cell>
          <table:table-cell table:style-name="ce28" office:value-type="string">
            <text:p>Xerox emitidos no mês</text:p>
          </table:table-cell>
          <table:table-cell table:style-name="ce32" table:formula="of:=[.C154]*0.3" office:value-type="float" office:value="5.1">
            <text:p>5,1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office:value-type="string">
            <text:p>COML-SUDOESTE</text:p>
          </table:table-cell>
          <table:table-cell table:style-name="ce25" office:value-type="float" office:value="39">
            <text:p>39</text:p>
          </table:table-cell>
          <table:table-cell table:style-name="ce28" office:value-type="string">
            <text:p>Xerox emitidos no mês</text:p>
          </table:table-cell>
          <table:table-cell table:style-name="ce32" table:formula="of:=[.C155]*0.3" office:value-type="float" office:value="11.7">
            <text:p>11,7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98">
            <text:p>98</text:p>
          </table:table-cell>
          <table:table-cell table:style-name="ce25" office:value-type="string">
            <text:p>Xerox emitidos no mês</text:p>
          </table:table-cell>
          <table:table-cell table:style-name="ce30" table:formula="of:=[.C156]*0.3" office:value-type="float" office:value="29.4">
            <text:p>29,40</text:p>
          </table:table-cell>
          <table:table-cell table:style-name="ce33" table:number-columns-repeated="251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6">
          <table:sort>
            <table:sort-by table:field-number="3" table:data-type="automatic"/>
            <table:sort-by table:field-number="4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2">12/05/2009</text:date>, <text:time>12:50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l</dc:title>
    <meta:initial-creator>Carlos Augusto Marcicano</meta:initial-creator>
    <meta:creation-date>2007-08-03T15:08:45</meta:creation-date>
    <dc:date>2009-05-12T12:50:27</dc:date>
    <meta:printed-by>Carlos Augusto Marcicano</meta:printed-by>
    <meta:print-date>2007-09-27T11:53:34</meta:print-date>
    <dc:language>pt-BR</dc:language>
    <meta:editing-cycles>678</meta:editing-cycles>
    <meta:editing-duration>PT43H00M58S</meta:editing-duration>
    <meta:document-statistic meta:table-count="2" meta:cell-count="193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